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383cm" style:contextual-spacing="false" fo:text-indent="0cm" style:auto-text-indent="false"/>
      <style:text-properties officeooo:paragraph-rsid="001726ab"/>
    </style:style>
    <style:style style:name="P2" style:family="paragraph" style:parent-style-name="Standard">
      <style:paragraph-properties fo:margin-top="0.101cm" fo:margin-bottom="0.383cm" style:contextual-spacing="false"/>
      <style:text-properties officeooo:paragraph-rsid="001726ab"/>
    </style:style>
    <style:style style:name="P3" style:family="paragraph" style:parent-style-name="Standard">
      <style:paragraph-properties fo:margin-left="0cm" fo:margin-right="0cm" fo:margin-top="0.101cm" fo:margin-bottom="0.383cm" style:contextual-spacing="false" fo:text-indent="0cm" style:auto-text-indent="false"/>
      <style:text-properties officeooo:paragraph-rsid="001b2f7e"/>
    </style:style>
    <style:style style:name="P4" style:family="paragraph" style:parent-style-name="Standard">
      <style:paragraph-properties fo:margin-top="0.101cm" fo:margin-bottom="0.383cm" style:contextual-spacing="false"/>
      <style:text-properties officeooo:paragraph-rsid="001b2f7e"/>
    </style:style>
    <style:style style:name="P5" style:family="paragraph" style:parent-style-name="Standard">
      <style:paragraph-properties fo:margin-top="0.101cm" fo:margin-bottom="0.383cm" style:contextual-spacing="false"/>
      <style:text-properties fo:font-size="11pt" officeooo:paragraph-rsid="001c5885" style:font-size-asian="11pt" style:font-size-complex="11pt"/>
    </style:style>
    <style:style style:name="P6" style:family="paragraph" style:parent-style-name="Standard">
      <style:paragraph-properties fo:margin-top="0.101cm" fo:margin-bottom="0.383cm" style:contextual-spacing="false"/>
      <style:text-properties officeooo:paragraph-rsid="0015a2d9"/>
    </style:style>
    <style:style style:name="P7" style:family="paragraph" style:parent-style-name="Standard">
      <style:paragraph-properties fo:margin-top="0.101cm" fo:margin-bottom="0.383cm" style:contextual-spacing="false"/>
      <style:text-properties officeooo:paragraph-rsid="001baa17"/>
    </style:style>
    <style:style style:name="P8" style:family="paragraph" style:parent-style-name="Standard">
      <style:paragraph-properties fo:margin-top="0.101cm" fo:margin-bottom="0.383cm" style:contextual-spacing="false"/>
      <style:text-properties style:font-name="Calibri Light" fo:font-size="12pt" style:font-size-asian="12pt" style:font-name-complex="Calibri Light2" style:font-size-complex="12pt"/>
    </style:style>
    <style:style style:name="P9" style:family="paragraph" style:parent-style-name="Standard">
      <style:paragraph-properties fo:margin-left="0cm" fo:margin-right="0cm" fo:margin-top="0.101cm" fo:margin-bottom="0.383cm" style:contextual-spacing="false" fo:text-indent="0cm" style:auto-text-indent="false"/>
      <style:text-properties style:font-name="Calibri Light" fo:font-size="10pt" fo:font-style="italic" fo:font-weight="normal" officeooo:rsid="00183c92" officeooo:paragraph-rsid="0021bc61" style:font-size-asian="10pt" style:font-style-asian="italic" style:font-weight-asian="normal" style:font-name-complex="Calibri Light2" style:font-size-complex="10pt" style:font-style-complex="italic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 style:list-style-name="L1">
      <style:paragraph-properties fo:margin-left="0cm" fo:margin-right="0cm" fo:margin-top="0.101cm" fo:margin-bottom="0.383cm" style:contextual-spacing="false" fo:text-indent="0cm" style:auto-text-indent="false"/>
      <style:text-properties officeooo:paragraph-rsid="00183c92"/>
    </style:style>
    <style:style style:name="P12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paragraph-rsid="001726ab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paragraph-rsid="001b2f7e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paragraph-rsid="00236492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officeooo:rsid="001726ab" officeooo:paragraph-rsid="001726ab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fo:font-weight="bold" officeooo:rsid="001b2f7e" officeooo:paragraph-rsid="001b2f7e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paragraph-properties fo:margin-top="0.101cm" fo:margin-bottom="0.383cm" style:contextual-spacing="false"/>
      <style:text-properties style:font-name="Calibri Light3" fo:font-size="11pt" fo:font-weight="bold" officeooo:rsid="001b2f7e" officeooo:paragraph-rsid="001b2f7e" style:font-size-asian="11pt" style:font-weight-asian="bold" style:font-name-complex="Calibri Light2" style:font-size-complex="11pt" style:font-weight-complex="bold"/>
    </style:style>
    <style:style style:name="P18" style:family="paragraph" style:parent-style-name="Standard" style:list-style-name="L2">
      <style:paragraph-properties fo:margin-top="0.101cm" fo:margin-bottom="0.383cm" style:contextual-spacing="false"/>
      <style:text-properties officeooo:paragraph-rsid="0021bc61"/>
    </style:style>
    <style:style style:name="P19" style:family="paragraph" style:parent-style-name="Standard" style:list-style-name="L1">
      <style:paragraph-properties fo:margin-top="0.101cm" fo:margin-bottom="0.383cm" style:contextual-spacing="false"/>
      <style:text-properties fo:font-size="11pt" officeooo:paragraph-rsid="001b2f7e" style:font-size-asian="11pt" style:font-size-complex="11pt"/>
    </style:style>
    <style:style style:name="P20" style:family="paragraph" style:parent-style-name="Standard" style:list-style-name="L1">
      <style:paragraph-properties fo:margin-top="0.101cm" fo:margin-bottom="0.383cm" style:contextual-spacing="false"/>
      <style:text-properties fo:font-size="11pt" fo:font-style="normal" officeooo:rsid="001baa17" officeooo:paragraph-rsid="001baa17" style:font-size-asian="11pt" style:font-style-asian="normal" style:font-size-complex="11pt" style:font-style-complex="normal"/>
    </style:style>
    <style:style style:name="T1" style:family="text">
      <style:text-properties style:font-name="Calibri Light" fo:font-size="12pt" fo:font-weight="bold" officeooo:rsid="001726ab" style:font-size-asian="12pt" style:font-weight-asian="bold" style:font-name-complex="Calibri Light2" style:font-size-complex="12pt"/>
    </style:style>
    <style:style style:name="T2" style:family="text">
      <style:text-properties style:font-name="Calibri Light" fo:font-size="12pt" fo:font-weight="bold" officeooo:rsid="001aaa02" style:font-size-asian="12pt" style:font-weight-asian="bold" style:font-name-complex="Calibri Light2" style:font-size-complex="12pt" style:font-weight-complex="bold"/>
    </style:style>
    <style:style style:name="T3" style:family="text">
      <style:text-properties style:font-name="Calibri Light" fo:font-size="12pt" fo:font-weight="bold" officeooo:rsid="001726ab" style:font-size-asian="12pt" style:font-weight-asian="bold" style:font-name-complex="Calibri Light2" style:font-size-complex="12pt" style:font-weight-complex="bold"/>
    </style:style>
    <style:style style:name="T4" style:family="text">
      <style:text-properties style:font-name="Calibri Light" fo:font-size="12pt" fo:font-weight="bold" officeooo:rsid="0021bc61" style:font-size-asian="12pt" style:font-weight-asian="bold" style:font-name-complex="Calibri Light2" style:font-size-complex="12pt" style:font-weight-complex="bold"/>
    </style:style>
    <style:style style:name="T5" style:family="text">
      <style:text-properties style:font-name="Calibri Light" fo:font-size="12pt" fo:font-weight="bold" officeooo:rsid="0015a2d9" style:font-size-asian="12pt" style:font-weight-asian="bold" style:font-name-complex="Calibri Light2" style:font-size-complex="12pt"/>
    </style:style>
    <style:style style:name="T6" style:family="text">
      <style:text-properties style:font-name="Calibri Light" fo:font-size="12pt" fo:font-weight="bold" officeooo:rsid="001b2f7e" style:font-size-asian="12pt" style:font-weight-asian="bold" style:font-name-complex="Calibri Light2" style:font-size-complex="12pt"/>
    </style:style>
    <style:style style:name="T7" style:family="text">
      <style:text-properties style:font-name="Calibri Light" fo:font-size="12pt" fo:font-weight="normal" officeooo:rsid="001726ab" style:font-size-asian="12pt" style:font-weight-asian="normal" style:font-name-complex="Calibri Light2" style:font-size-complex="12pt" style:font-weight-complex="normal"/>
    </style:style>
    <style:style style:name="T8" style:family="text">
      <style:text-properties style:font-name="Calibri Light" fo:font-size="12pt" fo:font-weight="normal" officeooo:rsid="001b2f7e" style:font-size-asian="12pt" style:font-weight-asian="normal" style:font-name-complex="Calibri Light2" style:font-size-complex="12pt" style:font-weight-complex="normal"/>
    </style:style>
    <style:style style:name="T9" style:family="text">
      <style:text-properties style:font-name="Calibri Light" fo:font-size="12pt" fo:font-weight="normal" officeooo:rsid="0015a2d9" style:font-size-asian="12pt" style:font-weight-asian="normal" style:font-name-complex="Calibri Light2" style:font-size-complex="12pt" style:font-weight-complex="normal"/>
    </style:style>
    <style:style style:name="T10" style:family="text">
      <style:text-properties style:font-name="Calibri Light" fo:font-size="12pt" fo:font-weight="normal" officeooo:rsid="001baa17" style:font-size-asian="12pt" style:font-weight-asian="normal" style:font-name-complex="Calibri Light2" style:font-size-complex="12pt" style:font-weight-complex="normal"/>
    </style:style>
    <style:style style:name="T11" style:family="text">
      <style:text-properties style:font-name="Calibri Light" fo:font-size="12pt" fo:font-weight="normal" officeooo:rsid="001c5885" style:font-size-asian="12pt" style:font-weight-asian="normal" style:font-name-complex="Calibri Light2" style:font-size-complex="12pt" style:font-weight-complex="normal"/>
    </style:style>
    <style:style style:name="T12" style:family="text">
      <style:text-properties style:font-name="Calibri Light" fo:font-size="12pt" fo:font-weight="normal" officeooo:rsid="001e40c6" style:font-size-asian="12pt" style:font-weight-asian="normal" style:font-name-complex="Calibri Light2" style:font-size-complex="12pt" style:font-weight-complex="normal"/>
    </style:style>
    <style:style style:name="T13" style:family="text">
      <style:text-properties style:font-name="Calibri Light" fo:font-size="12pt" fo:font-style="italic" fo:font-weight="normal" officeooo:rsid="001726ab" style:font-size-asian="12pt" style:font-style-asian="italic" style:font-weight-asian="normal" style:font-name-complex="Calibri Light2" style:font-size-complex="12pt" style:font-style-complex="italic" style:font-weight-complex="normal"/>
    </style:style>
    <style:style style:name="T14" style:family="text">
      <style:text-properties style:font-name="Calibri Light" fo:font-size="12pt" fo:font-style="italic" fo:font-weight="normal" officeooo:rsid="001b2f7e" style:font-size-asian="12pt" style:font-style-asian="italic" style:font-weight-asian="normal" style:font-name-complex="Calibri Light2" style:font-size-complex="12pt" style:font-style-complex="italic" style:font-weight-complex="normal"/>
    </style:style>
    <style:style style:name="T15" style:family="text">
      <style:text-properties style:font-name="Calibri Light" fo:font-size="12pt" fo:font-style="italic" fo:font-weight="bold" officeooo:rsid="001b2f7e" style:font-size-asian="12pt" style:font-style-asian="italic" style:font-weight-asian="bold" style:font-name-complex="Calibri Light2" style:font-size-complex="12pt" style:font-style-complex="italic" style:font-weight-complex="bold"/>
    </style:style>
    <style:style style:name="T16" style:family="text">
      <style:text-properties style:font-name="Calibri Light" fo:font-size="12pt" fo:font-style="italic" fo:font-weight="bold" officeooo:rsid="001baa17" style:font-size-asian="12pt" style:font-style-asian="italic" style:font-weight-asian="bold" style:font-name-complex="Calibri Light2" style:font-size-complex="12pt" style:font-style-complex="italic" style:font-weight-complex="bold"/>
    </style:style>
    <style:style style:name="T17" style:family="text">
      <style:text-properties style:font-name="Calibri Light" fo:font-weight="normal" officeooo:rsid="001baa17" style:font-weight-asian="normal" style:font-name-complex="Calibri Light2" style:font-weight-complex="normal"/>
    </style:style>
    <style:style style:name="T18" style:family="text">
      <style:text-properties style:font-name="Calibri Light" fo:font-weight="normal" officeooo:rsid="001c5885" style:font-weight-asian="normal" style:font-name-complex="Calibri Light2" style:font-weight-complex="normal"/>
    </style:style>
    <style:style style:name="T19" style:family="text">
      <style:text-properties style:font-name="Calibri Light" fo:font-size="13pt" fo:font-weight="bold" style:font-size-asian="13pt" style:font-weight-asian="bold" style:font-name-complex="Calibri Light2" style:font-size-complex="13pt"/>
    </style:style>
    <style:style style:name="T20" style:family="text">
      <style:text-properties style:font-name="Calibri Light" fo:font-size="13pt" fo:font-weight="bold" officeooo:rsid="001ae7a6" style:font-size-asian="13pt" style:font-weight-asian="bold" style:font-name-complex="Calibri Light2" style:font-size-complex="13pt"/>
    </style:style>
    <style:style style:name="T21" style:family="text">
      <style:text-properties style:font-name="Calibri Light" fo:font-size="10pt" fo:font-style="italic" fo:font-weight="normal" officeooo:rsid="001726ab" style:font-size-asian="10pt" style:font-style-asian="italic" style:font-weight-asian="normal" style:font-name-complex="Calibri Light2" style:font-size-complex="10pt" style:font-style-complex="italic" style:font-weight-complex="normal"/>
    </style:style>
    <style:style style:name="T22" style:family="text">
      <style:text-properties style:font-name="Calibri Light" fo:font-size="10pt" fo:font-style="italic" fo:font-weight="normal" officeooo:rsid="00183c92" style:font-size-asian="10pt" style:font-style-asian="italic" style:font-weight-asian="normal" style:font-name-complex="Calibri Light2" style:font-size-complex="10pt" style:font-style-complex="italic" style:font-weight-complex="normal"/>
    </style:style>
    <style:style style:name="T23" style:family="text">
      <style:text-properties style:font-name="Calibri Light" fo:font-size="10pt" fo:font-style="italic" fo:font-weight="normal" officeooo:rsid="001b2f7e" style:font-size-asian="10pt" style:font-style-asian="italic" style:font-weight-asian="normal" style:font-name-complex="Calibri Light2" style:font-size-complex="10pt" style:font-style-complex="italic" style:font-weight-complex="normal"/>
    </style:style>
    <style:style style:name="T24" style:family="text">
      <style:text-properties style:font-name="Calibri Light" fo:font-size="10pt" fo:font-style="italic" fo:font-weight="normal" officeooo:rsid="001baa17" style:font-size-asian="10pt" style:font-style-asian="italic" style:font-weight-asian="normal" style:font-name-complex="Calibri Light2" style:font-size-complex="10pt" style:font-style-complex="italic" style:font-weight-complex="normal"/>
    </style:style>
    <style:style style:name="T25" style:family="text">
      <style:text-properties style:font-name="Calibri Light" fo:font-style="italic" fo:font-weight="bold" officeooo:rsid="001b2f7e" style:font-style-asian="italic" style:font-weight-asian="bold" style:font-name-complex="Calibri Light2" style:font-style-complex="italic" style:font-weight-complex="normal"/>
    </style:style>
    <style:style style:name="T26" style:family="text">
      <style:text-properties style:font-name="Calibri Light" fo:font-size="11pt" fo:font-weight="normal" officeooo:rsid="001baa17" style:font-size-asian="11pt" style:font-weight-asian="normal" style:font-name-complex="Calibri Light2" style:font-size-complex="11pt" style:font-weight-complex="normal"/>
    </style:style>
    <style:style style:name="T27" style:family="text">
      <style:text-properties style:font-name="Calibri Light" fo:font-size="11pt" fo:font-weight="normal" officeooo:rsid="001c5885" style:font-size-asian="11pt" style:font-weight-asian="normal" style:font-name-complex="Calibri Light2" style:font-size-complex="11pt" style:font-weight-complex="normal"/>
    </style:style>
    <style:style style:name="T28" style:family="text">
      <style:text-properties style:font-name="Calibri Light" fo:font-size="11pt" fo:font-style="italic" fo:font-weight="bold" officeooo:rsid="001b2f7e" style:font-size-asian="11pt" style:font-style-asian="italic" style:font-weight-asian="bold" style:font-name-complex="Calibri Light2" style:font-size-complex="11pt" style:font-style-complex="italic" style:font-weight-complex="normal"/>
    </style:style>
    <style:style style:name="T29" style:family="text">
      <style:text-properties style:font-name="Calibri Light" fo:font-size="11pt" fo:font-style="italic" fo:font-weight="bold" officeooo:rsid="0021bc61" style:font-size-asian="11pt" style:font-style-asian="italic" style:font-weight-asian="bold" style:font-name-complex="Calibri Light2" style:font-size-complex="11pt" style:font-style-complex="italic" style:font-weight-complex="normal"/>
    </style:style>
    <style:style style:name="T30" style:family="text">
      <style:text-properties style:font-name="Calibri Light1" fo:font-weight="normal" style:font-weight-asian="normal" style:font-name-complex="Calibri Light2" style:font-weight-complex="normal"/>
    </style:style>
    <style:style style:name="T31" style:family="text">
      <style:text-properties style:font-name="Calibri Light1" fo:font-weight="normal" officeooo:rsid="001aaa02" style:font-weight-asian="normal" style:font-name-complex="Calibri Light2" style:font-weight-complex="normal"/>
    </style:style>
    <style:style style:name="T32" style:family="text">
      <style:text-properties style:font-name="Calibri Light1" fo:font-style="italic" fo:font-weight="normal" officeooo:rsid="001aaa02" style:font-style-asian="italic" style:font-weight-asian="normal" style:font-name-complex="Calibri Light2" style:font-style-complex="italic" style:font-weight-complex="normal"/>
    </style:style>
    <style:style style:name="T33" style:family="text">
      <style:text-properties style:font-name="Calibri Light1" fo:font-style="italic" fo:font-weight="normal" officeooo:rsid="001b2f7e" style:font-style-asian="italic" style:font-weight-asian="normal" style:font-name-complex="Calibri Light2" style:font-style-complex="italic" style:font-weight-complex="normal"/>
    </style:style>
    <style:style style:name="T34" style:family="text">
      <style:text-properties style:font-name="Calibri Light1" fo:font-style="italic" fo:font-weight="normal" officeooo:rsid="001726ab" style:font-style-asian="italic" style:font-weight-asian="normal" style:font-name-complex="Calibri Light2" style:font-style-complex="italic" style:font-weight-complex="normal"/>
    </style:style>
    <style:style style:name="T35" style:family="text">
      <style:text-properties style:font-name="Calibri Light1" fo:font-weight="bold" style:font-weight-asian="bold" style:font-name-complex="Calibri Light2" style:font-weight-complex="bold"/>
    </style:style>
    <style:style style:name="T36" style:family="text">
      <style:text-properties style:font-name="Calibri Light1" fo:font-weight="bold" officeooo:rsid="001b2f7e" style:font-weight-asian="bold" style:font-name-complex="Calibri Light2" style:font-weight-complex="bold"/>
    </style:style>
    <style:style style:name="T37" style:family="text">
      <style:text-properties style:font-name="Calibri Light1" fo:font-size="11pt" fo:font-style="italic" fo:font-weight="normal" officeooo:rsid="001aaa02" style:font-size-asian="11pt" style:font-style-asian="italic" style:font-weight-asian="normal" style:font-name-complex="Calibri Light2" style:font-size-complex="11pt" style:font-style-complex="italic" style:font-weight-complex="normal"/>
    </style:style>
    <style:style style:name="T38" style:family="text">
      <style:text-properties style:font-name="Calibri Light1" fo:font-size="11pt" fo:font-style="italic" fo:font-weight="normal" officeooo:rsid="0021bc61" style:font-size-asian="11pt" style:font-style-asian="italic" style:font-weight-asian="normal" style:font-name-complex="Calibri Light2" style:font-size-complex="11pt" style:font-style-complex="italic" style:font-weight-complex="normal"/>
    </style:style>
    <style:style style:name="T39" style:family="text">
      <style:text-properties style:font-name="Calibri Light1" officeooo:rsid="0021bc61"/>
    </style:style>
    <style:style style:name="T40" style:family="text">
      <style:text-properties style:font-name="Calibri Light1" officeooo:rsid="001aaa02"/>
    </style:style>
    <style:style style:name="T41" style:family="text">
      <style:text-properties officeooo:rsid="001726ab"/>
    </style:style>
    <style:style style:name="T42" style:family="text">
      <style:text-properties fo:font-weight="bold" style:font-weight-asian="bold" style:font-name-complex="Calibri Light2"/>
    </style:style>
    <style:style style:name="T43" style:family="text">
      <style:text-properties fo:font-weight="bold" officeooo:rsid="001b2f7e" style:font-weight-asian="bold" style:font-name-complex="Calibri Light2"/>
    </style:style>
    <style:style style:name="T44" style:family="text">
      <style:text-properties fo:font-weight="bold" officeooo:rsid="001726ab" style:font-weight-asian="bold" style:font-name-complex="Calibri Light2"/>
    </style:style>
    <style:style style:name="T45" style:family="text">
      <style:text-properties fo:font-weight="bold" officeooo:rsid="001b2f7e" style:font-weight-asian="bold" style:font-name-complex="Calibri Light2" style:font-weight-complex="normal"/>
    </style:style>
    <style:style style:name="T46" style:family="text">
      <style:text-properties fo:font-weight="bold" officeooo:rsid="001aaa02" style:font-weight-asian="bold" style:font-name-complex="Calibri Light2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726ab" style:font-weight-asian="normal" style:font-weight-complex="normal"/>
    </style:style>
    <style:style style:name="T49" style:family="text">
      <style:text-properties fo:font-weight="normal" officeooo:rsid="001aaa02" style:font-weight-asian="normal" style:font-weight-complex="normal"/>
    </style:style>
    <style:style style:name="T50" style:family="text">
      <style:text-properties fo:font-weight="normal" style:font-weight-asian="normal" style:font-name-complex="Calibri Light2" style:font-weight-complex="normal"/>
    </style:style>
    <style:style style:name="T51" style:family="text">
      <style:text-properties fo:font-weight="normal" officeooo:rsid="001726ab" style:font-weight-asian="normal" style:font-name-complex="Calibri Light2" style:font-weight-complex="normal"/>
    </style:style>
    <style:style style:name="T52" style:family="text">
      <style:text-properties fo:font-weight="normal" officeooo:rsid="001b2f7e" style:font-weight-asian="normal" style:font-name-complex="Calibri Light2" style:font-weight-complex="normal"/>
    </style:style>
    <style:style style:name="T53" style:family="text">
      <style:text-properties fo:font-weight="normal" officeooo:rsid="001aaa02" style:font-weight-asian="normal" style:font-name-complex="Calibri Light2" style:font-weight-complex="normal"/>
    </style:style>
    <style:style style:name="T54" style:family="text">
      <style:text-properties fo:font-weight="normal" officeooo:rsid="0020194f" style:font-weight-asian="normal" style:font-name-complex="Calibri Light2" style:font-weight-complex="normal"/>
    </style:style>
    <style:style style:name="T55" style:family="text">
      <style:text-properties fo:font-weight="normal" officeooo:rsid="0021bc61" style:font-weight-asian="normal" style:font-name-complex="Calibri Light2" style:font-weight-complex="normal"/>
    </style:style>
    <style:style style:name="T56" style:family="text">
      <style:text-properties fo:font-weight="normal" officeooo:rsid="00236492" style:font-weight-asian="normal" style:font-name-complex="Calibri Light2" style:font-weight-complex="normal"/>
    </style:style>
    <style:style style:name="T57" style:family="text">
      <style:text-properties officeooo:rsid="001aaa02"/>
    </style:style>
    <style:style style:name="T58" style:family="text">
      <style:text-properties style:font-name-complex="Calibri Light2"/>
    </style:style>
    <style:style style:name="T59" style:family="text">
      <style:text-properties officeooo:rsid="0021bc6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9">E</text:span><text:span text:style-name="T20">xamen Creación Tablas -</text:span><text:span text:style-name="T19"> MySQL</text:span></text:p>
      <text:p text:style-name="P8">Realiza los siguientes ejercicios prácticos en Mysql Workbench.</text:p>
      <text:p text:style-name="P6"><text:span text:style-name="T5">Ejercicio 1.- </text:span><text:span text:style-name="T9">Crea una BD de nombre </text:span><text:span text:style-name="T8">NOTAS</text:span><text:span text:style-name="T9">.</text:span></text:p>
      <text:p text:style-name="P2"><text:span text:style-name="T1">Ejercicio 2.- </text:span><text:span text:style-name="T7">Crea una tabla </text:span><text:span text:style-name="T8">ALUMNOS en la BD NOTAS con los siguientes contenidos.</text:span></text:p>
      <text:list text:style-name="L1">
        <text:list-item>
          <text:p text:style-name="P14"><text:span text:style-name="T43">DNI</text:span><text:span text:style-name="T44">: </text:span><text:span text:style-name="T54">contenido </text:span><text:span text:style-name="T51">de tipo </text:span><text:span text:style-name="T52">caracteres </text:span><text:span text:style-name="T53">(máximo </text:span><text:span text:style-name="T56">9</text:span><text:span text:style-name="T53"> caracteres)</text:span></text:p>
        </text:list-item>
        <text:list-item>
          <text:p text:style-name="P15"><text:span text:style-name="T42">Nombre: </text:span><text:span text:style-name="T53">contenido de tipo caracteres (máximo 15 caracteres)</text:span></text:p>
        </text:list-item>
        <text:list-item>
          <text:p text:style-name="P13"><text:span text:style-name="T45">Apellido</text:span><text:span text:style-name="T46">: </text:span><text:span text:style-name="T53">contenido de tipo caracteres (máximo 15 caracteres)</text:span></text:p>
        </text:list-item>
        <text:list-item>
          <text:p text:style-name="P12"><text:span text:style-name="T44">Edad: </text:span><text:span text:style-name="T53">contenido de tipo </text:span><text:span text:style-name="T51">numérico (máximo </text:span><text:span text:style-name="T52">2</text:span><text:span text:style-name="T51"> dígitos)</text:span></text:p>
        </text:list-item>
        <text:list-item>
          <text:p text:style-name="P15"><text:span text:style-name="T42">Fecha_nac</text:span><text:span text:style-name="T43">imiento</text:span><text:span text:style-name="T42">: </text:span><text:span text:style-name="T50">contenido de tipo fecha</text:span></text:p>
        </text:list-item>
        <text:list-item>
          <text:p text:style-name="P16"><text:span text:style-name="T58">Genero: <text:s/></text:span><text:span text:style-name="T51">contenido con 3 valores posibles </text:span><text:span text:style-name="T50">(Masculino, Femeni</text:span><text:span text:style-name="T54">n</text:span><text:span text:style-name="T50">o u Otros)</text:span></text:p>
        </text:list-item>
      </text:list>
      <text:p text:style-name="P9"><text:span text:style-name="T59">*</text:span>Haz que el valor DNI de la tabla ALUMNO sea identificador</text:p>
      <text:list text:continue-numbering="true" text:style-name="L1">
        <text:list-header>
          <text:p text:style-name="P11"><text:span text:style-name="T21">*</text:span><text:span text:style-name="T22">Todos los campos podrán contener valores NULL, a excepción del </text:span><text:span text:style-name="T23">DNI, Nombre y Apellido</text:span></text:p>
        </text:list-header>
      </text:list>
      <text:p text:style-name="P4"><text:span text:style-name="T1">Ejercicio </text:span><text:span text:style-name="T6">3</text:span><text:span text:style-name="T1">.- </text:span><text:span text:style-name="T7">Crea una tabla </text:span><text:span text:style-name="T8">ASIGNATURAS en la BD NOTAS con los siguientes contenidos.</text:span></text:p>
      <text:list xml:id="list101544357405203" text:continue-numbering="true" text:style-name="L1">
        <text:list-item>
          <text:p text:style-name="P13"><text:span text:style-name="T43">ID</text:span><text:span text:style-name="T44">: </text:span><text:span text:style-name="T51"><text:s/></text:span><text:span text:style-name="T53">contenido de tipo </text:span><text:span text:style-name="T51">numérico </text:span><text:span text:style-name="T55">(máximo 1 dígito)</text:span></text:p>
        </text:list-item>
        <text:list-item>
          <text:p text:style-name="P15"><text:span text:style-name="T42">Nombre: </text:span><text:span text:style-name="T53">contenido de tipo caracteres (máximo 15 caracteres)</text:span></text:p>
        </text:list-item>
        <text:list-item>
          <text:p text:style-name="P17"><text:span text:style-name="T41">G</text:span>rado: <text:span text:style-name="T49">contenido de tipo caracteres (máximo </text:span><text:span text:style-name="T47">6</text:span><text:span text:style-name="T49"> caracteres)</text:span></text:p>
        </text:list-item>
        <text:list-item>
          <text:p text:style-name="P17"><text:span text:style-name="T57">C</text:span>urso:<text:span text:style-name="T47"> </text:span><text:span text:style-name="T48">contenido con </text:span><text:span text:style-name="T47">2</text:span><text:span text:style-name="T48"> valores posibles </text:span><text:span text:style-name="T47">(1 o 2)</text:span></text:p>
        </text:list-item>
      </text:list>
      <text:p text:style-name="P9"><text:span text:style-name="T59">*</text:span>Haz que el valor ID de la tabla ASIGNATURAS sea ide<text:span text:style-name="T59">n</text:span>tificador</text:p>
      <text:p text:style-name="P1"><text:span text:style-name="T21">*</text:span><text:span text:style-name="T22">Todos los campos podrán contener valores NULL, a excepción del </text:span><text:span text:style-name="T23">ID</text:span><text:span text:style-name="T22"> y </text:span><text:span text:style-name="T23">Curso</text:span></text:p>
      <text:p text:style-name="P3"><text:span text:style-name="T15">Ejercicio </text:span><text:span text:style-name="T16">4</text:span><text:span text:style-name="T15">.-</text:span><text:span text:style-name="T23"> </text:span><text:span text:style-name="T13">Crea una tabla </text:span><text:span text:style-name="T14">NOTAS en la BD NOTAS con los siguientes contenidos</text:span></text:p>
      <text:list text:style-name="L2">
        <text:list-item>
          <text:p text:style-name="P18"><text:span text:style-name="T29">COD</text:span><text:span text:style-name="T28">: </text:span><text:span text:style-name="T37">contenido </text:span><text:span text:style-name="T38">númerico auto incremental </text:span></text:p>
        </text:list-item>
      </text:list>
      <text:list text:continue-list="list101544357405203" text:style-name="L1">
        <text:list-item>
          <text:p text:style-name="P19"><text:span text:style-name="T25">Nota: </text:span><text:span text:style-name="T32">contenido de tipo </text:span><text:span text:style-name="T33">decimal</text:span><text:span text:style-name="T34"> </text:span><text:span text:style-name="T33">(máximo 2 decimales)</text:span></text:p>
        </text:list-item>
        <text:list-item>
          <text:p text:style-name="P20"><text:span text:style-name="T36">P</text:span><text:span text:style-name="T35">rofesor:</text:span><text:span text:style-name="T30"> </text:span><text:span text:style-name="T31">contenido de tipo caracteres (máximo </text:span><text:span text:style-name="T30">20</text:span><text:span text:style-name="T31"> caracteres)</text:span></text:p>
        </text:list-item>
      </text:list>
      <text:p text:style-name="P9"><text:span text:style-name="T39">*</text:span><text:span text:style-name="T40">Haz que el valor </text:span><text:span text:style-name="T39">COD</text:span><text:span text:style-name="T40"> de la tabla </text:span><text:span text:style-name="T39">NOTAS</text:span><text:span text:style-name="T40"> sea ide</text:span><text:span text:style-name="T39">n</text:span><text:span text:style-name="T40">tificador</text:span></text:p>
      <text:p text:style-name="P3"><text:span text:style-name="T21">*</text:span><text:span text:style-name="T22">Todos los campos podrán contener valores NULL</text:span><text:span text:style-name="T23">. </text:span></text:p>
      <text:p text:style-name="P3"><text:span text:style-name="T23">*Las notas podrán tener hasta 2 decimales. </text:span><text:span text:style-name="T24">La nota mínima será de un 0.00 y la nota máxima 9.99.</text:span></text:p>
      <text:p text:style-name="P7"><text:span text:style-name="T2">E</text:span><text:span text:style-name="T3">jercicio </text:span><text:span text:style-name="T4">5</text:span><text:span text:style-name="T3">.-</text:span><text:span text:style-name="T7"> </text:span><text:span text:style-name="T10">Realiza las siguientes modificaciones en la tabla NOTAS.</text:span></text:p>
      <text:p text:style-name="P7"><text:span text:style-name="T10"><text:tab/></text:span><text:span text:style-name="T26">- Añade una nueva columna </text:span><text:span text:style-name="T27">ID_Alumno que referencie al DNI de la tabla ALUMNO</text:span></text:p>
      <text:p text:style-name="P5"><text:span text:style-name="T17"><text:tab/>- Añade una nueva columna </text:span><text:span text:style-name="T18">ID_Asignaturas que referencie a al ID de la tabla ASIGNATURAS</text:span></text:p>
      <text:p text:style-name="P7"><text:span text:style-name="T2">E</text:span><text:span text:style-name="T3">jercicio </text:span><text:span text:style-name="T4">6</text:span><text:span text:style-name="T3">.-</text:span><text:span text:style-name="T7"> Añade</text:span><text:span text:style-name="T11"> 5 filas de datos </text:span><text:span text:style-name="T12">diferentes a NULL en</text:span><text:span text:style-name="T11"> las 3 tablas creadas en la base de datos.</text:span></text:p>
      <text:p text:style-name="P7"><text:span text:style-name="T1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sor</meta:initial-creator>
    <meta:editing-cycles>11</meta:editing-cycles>
    <meta:creation-date>2020-02-04T19:59:00</meta:creation-date>
    <dc:date>2024-12-16T10:15:42.706000000</dc:date>
    <dc:language>es-ES</dc:language>
    <meta:editing-duration>PT27M58S</meta:editing-duration>
    <meta:generator>LibreOffice/7.6.5.2$Windows_X86_64 LibreOffice_project/38d5f62f85355c192ef5f1dd47c5c0c0c6d6598b</meta:generator>
    <meta:document-statistic meta:table-count="0" meta:image-count="0" meta:object-count="0" meta:page-count="1" meta:paragraph-count="30" meta:word-count="323" meta:character-count="1915" meta:non-whitespace-character-count="1630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